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YCLOTRON Pins – 2, 3, 4 and 5 </text:p>
      <text:p text:style-name="Standard">POWERCELL Pins - 6, 7, 8 , 9, 10, 11, A0, A1</text:p>
      <text:p text:style-name="Standard">NEOPIXEL Pin- 13</text:p>
      <text:p text:style-name="Standard">POT Pin- A6</text:p>
      <text:p text:style-name="Standard">Slo Blo Switch Pin- A4</text:p>
      <text:p text:style-name="Standard">Slo Blo LED Pin- A5</text:p>
      <text:p text:style-name="Standard">Bargraph Switch- A2</text:p>
      <text:p text:style-name="Standard">Bargraph LED- A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Brigman</meta:initial-creator>
    <meta:creation-date>2024-02-22T05:23:00</meta:creation-date>
    <dc:date>2024-02-22T05:27:56</dc:date>
    <dc:creator>Aaron Brigman</dc:creator>
    <meta:editing-duration>PT4M57S</meta:editing-duration>
    <meta:editing-cycles>1</meta:editing-cycles>
    <meta:generator>OpenOffice/4.1.11$Unix OpenOffice.org_project/4111m1$Build-9808</meta:generator>
    <meta:document-statistic meta:table-count="0" meta:image-count="0" meta:object-count="0" meta:page-count="1" meta:paragraph-count="8" meta:word-count="42" meta:character-count="178"/>
  </office:meta>
</office:document-meta>
</file>